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Filter.removeAttribute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expFilter.addAttribute( String expression , Object substit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expFilter.hasAttribute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Filter.Regexp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Filt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Filter.process( String to_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